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 style:list-style-name="L1">
      <style:text-properties officeooo:rsid="000bd47f" officeooo:paragraph-rsid="000bd47f"/>
    </style:style>
    <style:style style:name="P2" style:family="paragraph" style:parent-style-name="Standard" style:list-style-name="L1">
      <style:text-properties officeooo:rsid="000c5862" officeooo:paragraph-rsid="000c5862"/>
    </style:style>
    <style:style style:name="P3" style:family="paragraph" style:parent-style-name="Standard" style:list-style-name="L1">
      <style:text-properties officeooo:rsid="000ca4a0" officeooo:paragraph-rsid="000ca4a0"/>
    </style:style>
    <style:style style:name="P4" style:family="paragraph" style:parent-style-name="Standard" style:list-style-name="L1">
      <style:text-properties officeooo:rsid="000ca4a0" officeooo:paragraph-rsid="000e625e"/>
    </style:style>
    <style:style style:name="T1" style:family="text">
      <style:text-properties officeooo:rsid="000ca4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En que mes naciste </text:p>
        </text:list-item>
        <text:list-item>
          <text:p text:style-name="P1">en que año naciste </text:p>
          <text:list>
            <text:list-item>
              <text:p text:style-name="P1">edad al 30 de junio</text:p>
            </text:list-item>
          </text:list>
        </text:list-item>
        <text:list-item>
          <text:p text:style-name="P1">cual es el sexo que figura en tu dni</text:p>
        </text:list-item>
        <text:list-item>
          <text:p text:style-name="P1">en que pais naciste </text:p>
        </text:list-item>
        <text:list-item>
          <text:p text:style-name="P1">tu madre o padre nacieron en otro pais que no sea argentina</text:p>
        </text:list-item>
        <text:list-item>
          <text:p text:style-name="P1">tu madre o padre pertenecen a un pueblo originario </text:p>
        </text:list-item>
        <text:list-item>
          <text:p text:style-name="P1">tu madre o padres son afrodescendientes </text:p>
        </text:list-item>
        <text:list-item>
          <text:p text:style-name="P1">contandote a vos, ¿con cuantas personas vivis?</text:p>
        </text:list-item>
        <text:list-item>
          <text:p text:style-name="P1">Con quien o quienes vivis?</text:p>
        </text:list-item>
        <text:list-item>
          <text:p text:style-name="P1">Tenes hija o hijos</text:p>
        </text:list-item>
        <text:list-item>
          <text:p text:style-name="P1">en total, ¿cuantas habitaciones o espacios para dormir hay en el lugar donde vivis? Sin contar baño ni cocina</text:p>
        </text:list-item>
        <text:list-item>
          <text:p text:style-name="P2">dispones de los siguientes objetos, servicios o espacios en el lugar donde vivis?</text:p>
        </text:list-item>
        <text:list-item>
          <text:p text:style-name="P2">Tenes celular propio? </text:p>
        </text:list-item>
        <text:list-item>
          <text:p text:style-name="P2">Desde tu celular, podes acceder a internet por medio de datos? </text:p>
        </text:list-item>
        <text:list-item>
          <text:p text:style-name="P2">Aproximadamente ¿ cuantos libros hay donde vivis?</text:p>
        </text:list-item>
        <text:list-item>
          <text:p text:style-name="P2">Maximo nivel madre</text:p>
        </text:list-item>
        <text:list-item>
          <text:p text:style-name="P2">maximo nivel padre </text:p>
          <text:list>
            <text:list-item>
              <text:p text:style-name="P2">maximo nivel persona responsable </text:p>
            </text:list-item>
          </text:list>
        </text:list-item>
        <text:list-item>
          <text:p text:style-name="P2">la semana pasada ¿realizaste alguna de las siguientes tareas? ¿cuanto tiempo le dedicaste?</text:p>
        </text:list-item>
        <text:list-item>
          <text:p text:style-name="P2">La semana pasada ¿realizaste alguna de las siguienets actividades? ¿cuanto tiempo le dedicaste?</text:p>
        </text:list-item>
        <text:list-item>
          <text:p text:style-name="P2">Recibiste dinero por haber realizado actividades del cuadro anterior?</text:p>
        </text:list-item>
        <text:list-item>
          <text:p text:style-name="P2">En el ultimo mes, durante tu tiempo libre, ¿realizaste las siguientes actividades? </text:p>
        </text:list-item>
        <text:list-item>
          <text:p text:style-name="P2">La semana pasada, fuera del horario escular, ¿cuanto tiempo en la semana dedicaste a estudiar o realizar las tareas esco.</text:p>
        </text:list-item>
        <text:list-item>
          <text:p text:style-name="P2">Sentis que tu familia te apoya en tus proyectos a futuro y te ayuda en la toma de deciciones? </text:p>
        </text:list-item>
        <text:list-item>
          <text:p text:style-name="P2">Fuiste al jardin de infantes?</text:p>
        </text:list-item>
        <text:list-item>
          <text:p text:style-name="P2">Repetiste algun año durante tu escolaridad?</text:p>
        </text:list-item>
        <text:list-item>
          <text:p text:style-name="P2">En lo que va del año, ¿cuantas inasistencias tenes?</text:p>
        </text:list-item>
        <text:list-item>
          <text:p text:style-name="P2">En general, ¿cuales fueron los tres motivos principales de las inasistencias?</text:p>
        </text:list-item>
        <text:list-item>
          <text:p text:style-name="P2"><text:bookmark-start text:name="__DdeLink__3_3718719868"/>Recondando los momentos en los que no hubo clases presenciales ¿las siguientes situaciones ocurrieron con frecuencia?<text:bookmark-end text:name="__DdeLink__3_3718719868"/></text:p>
        </text:list-item>
        <text:list-item>
          <text:p text:style-name="P2">Recondando los momentos en los que no hubo clases presenciales ¿te parece que las siguientes situaciones impactaron.</text:p>
        </text:list-item>
        <text:list-item>
          <text:p text:style-name="P2">Al volver a la pres<text:span text:style-name="T1">encialidad ¿en que medida las siguientes acciones fueron importantes para tus aprendisajes?</text:span></text:p>
        </text:list-item>
        <text:list-item>
          <text:p text:style-name="P3">En la actualidad ¿que pensas acerca de los siguientes aspectos si los comparas con los momentos anteriores a la pandemia</text:p>
        </text:list-item>
        <text:list-item>
          <text:p text:style-name="P3"><text:soft-page-break/>En la actualidad ¿que ocurre con los siguientes aspectos si los comparas con los momentos previos a la pandemia?</text:p>
        </text:list-item>
        <text:list-item>
          <text:p text:style-name="P3"/>
          <text:list>
            <text:list-item>
              <text:p text:style-name="P3">De las siguientes tematicas o propuestas en que medida de parece que son importantes para profundizar o incorporar</text:p>
            </text:list-item>
            <text:list-item>
              <text:p text:style-name="P3">durante este año en general ¿como es tu vinculo con las diferentes personas de la escuela?</text:p>
            </text:list-item>
          </text:list>
        </text:list-item>
        <text:list-item>
          <text:p text:style-name="P3"/>
          <text:list>
            <text:list-item>
              <text:p text:style-name="P3">Al finalizar el secundario ¿que proyectos inmediatos tenes?</text:p>
            </text:list-item>
            <text:list-item>
              <text:p text:style-name="P3">Durante los ultimos tres meses, ¿viviste alguna de las siguientes situaciones con personas de tu escuela?</text:p>
            </text:list-item>
          </text:list>
        </text:list-item>
        <text:list-item>
          <text:p text:style-name="P3"/>
          <text:list>
            <text:list-item>
              <text:p text:style-name="P3">En tu escuela, durante tu recorrido por la secundaria ¿trabajaste los siguientes temas sobre ESI?</text:p>
            </text:list-item>
            <text:list-item>
              <text:p text:style-name="P3">Sobre las normas de convivencia de tu escuela</text:p>
            </text:list-item>
          </text:list>
        </text:list-item>
        <text:list-item>
          <text:p text:style-name="P3">¿como se abordan en tu escuela los temas vinculados a la ESI</text:p>
        </text:list-item>
        <text:list-item>
          <text:p text:style-name="P4"><text:s/></text:p>
          <text:list>
            <text:list-item>
              <text:p text:style-name="P4">cuando tenes dudas o queres saber sobre un tema de educacion sexual, ¿de donde obtenes la informacion?</text:p>
            </text:list-item>
            <text:list-item>
              <text:p text:style-name="P3">En tu escuela, ¿hay organización estudiantil? ¿que forma de organización hay?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1:49:19.014725154</meta:creation-date>
    <meta:generator>LibreOffice/24.2.7.2$Linux_X86_64 LibreOffice_project/420$Build-2</meta:generator>
    <dc:date>2025-12-02T22:24:57.576737643</dc:date>
    <meta:editing-duration>PT7M39S</meta:editing-duration>
    <meta:editing-cycles>2</meta:editing-cycles>
    <meta:document-statistic meta:table-count="0" meta:image-count="0" meta:object-count="0" meta:page-count="2" meta:paragraph-count="47" meta:word-count="505" meta:character-count="2947" meta:non-whitespace-character-count="2519"/>
  </office:meta>
</office:document-meta>
</file>